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7.92cm"/>
    </style:style>
    <style:style style:name="pr2" style:family="presentation" style:parent-style-name="Default-subtitle">
      <style:graphic-properties draw:fill-color="#ffffff" draw:auto-grow-height="true" fo:min-height="3.47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7.3999996185303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4.05cm" svg:height="7.92cm" svg:x="1.35cm" svg:y="0.835cm" presentation:class="title" presentation:user-transformed="true">
          <draw:text-box>
            <text:p><text:span text:style-name="T1">Double Beta Decay in Xenon-136:</text:span><text:line-break/><text:span text:style-name="T2">Measuring the Neutrino-Emitting Mode</text:span><text:span text:style-name="T2"><text:line-break/></text:span><text:span text:style-name="T2">and Searching for Majoron-Emitting Modes</text:span></text:p>
          </draw:text-box>
        </draw:frame>
        <draw:frame presentation:style-name="pr2" draw:text-style-name="P1" draw:layer="layout" svg:width="24.05cm" svg:height="3.475cm" svg:x="1.35cm" svg:y="13.335cm" presentation:class="subtitle" presentation:user-transformed="true">
          <draw:text-box>
            <text:p text:style-name="P1">Steven Herrin</text:p>
            <text:p text:style-name="P1">Ph.D. Dissertation Defense</text:p>
            <text:p text:style-name="P1">2013-05-2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127cm" text:min-label-width="0.635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397cm" text:min-label-width="0.635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3.937cm" text:min-label-width="0.635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207cm" text:min-label-width="0.635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477cm" text:min-label-width="0.63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747cm" text:min-label-width="0.635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.017cm" text:min-label-width="0.635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87cm" text:min-label-width="0.76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557cm" text:min-label-width="0.63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Helvetica" style:font-family-generic="swiss" style:font-pitch="variable" fo:font-size="27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Helvetica" style:font-family-generic="swiss" style:font-pitch="variable" fo:font-size="37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4.05cm" svg:height="1.57cm" svg:x="1.35cm" svg:y="0.335cm" presentation:class="title" presentation:placeholder="true">
        <draw:text-box/>
      </draw:frame>
      <draw:frame presentation:style-name="Default-outline1" draw:layer="backgroundobjects" svg:width="24.05cm" svg:height="14.27cm" svg:x="1.35cm" svg:y="2.54cm" presentation:class="outline" presentation:placeholder="true">
        <draw:text-box/>
      </draw:frame>
      <draw:frame presentation:style-name="Mpr1" draw:text-style-name="MP1" draw:layer="backgroundobjects" svg:width="4.445cm" svg:height="0.494cm" svg:x="0.635cm" svg:y="17.145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5.875cm" svg:height="0.494cm" svg:x="5.715cm" svg:y="17.145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445cm" svg:height="0.494cm" svg:x="22.225cm" svg:y="17.145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6T13:59:23</meta:creation-date>
    <meta:editing-duration>PT2M44S</meta:editing-duration>
    <meta:editing-cycles>3</meta:editing-cycles>
    <dc:date>2013-05-16T14:08:25</dc:date>
    <meta:generator>LibreOffice/3.6$MacOSX_x86 LibreOffice_project/e29a214-2bbed72-0621de6-a97528c-8f066d</meta:generator>
    <meta:document-statistic meta:object-count="25"/>
  </office:meta>
</office:document-meta>
</file>